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fo:color="#ff0000" style:text-position="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  <style:text-properties fo:color="#ff0000"/>
    </style:style>
  </office:automatic-styles>
  <office:body>
    <office:spreadsheet>
      <table:calculation-settings table:automatic-find-labels="false"/>
      <table:table table:name="Multiplicidad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UHF</text:p>
          </table:table-cell>
          <table:table-cell office:value-type="string" calcext:value-type="string">
            <text:p>RHF</text:p>
          </table:table-cell>
          <table:table-cell office:value-type="string" calcext:value-type="string">
            <text:p>ROHF</text:p>
          </table:table-cell>
          <table:table-cell/>
          <table:table-cell office:value-type="string" calcext:value-type="string">
            <text:p>Base</text:p>
          </table:table-cell>
        </table:table-row>
        <table:table-row table:style-name="ro1">
          <table:table-cell office:value-type="string" calcext:value-type="string">
            <text:p>Singlete</text:p>
          </table:table-cell>
          <table:table-cell table:number-columns-repeated="2" office:value-type="float" office:value="-394.315553" calcext:value-type="float">
            <text:p>-394.315553</text:p>
          </table:table-cell>
          <table:table-cell table:number-columns-repeated="2"/>
          <table:table-cell office:value-type="string" calcext:value-type="string">
            <text:p>sto-3g</text:p>
          </table:table-cell>
        </table:table-row>
        <table:table-row table:style-name="ro1">
          <table:table-cell office:value-type="string" calcext:value-type="string">
            <text:p>Triplete</text:p>
          </table:table-cell>
          <table:table-cell office:value-type="float" office:value="-394.0070163" calcext:value-type="float">
            <text:p>-394.0070163</text:p>
          </table:table-cell>
          <table:table-cell/>
          <table:table-cell office:value-type="float" office:value="-394.002278" calcext:value-type="float">
            <text:p>-394.002278</text:p>
          </table:table-cell>
          <table:table-cell table:number-columns-repeated="2"/>
        </table:table-row>
      </table:table>
      <table:table table:name="Geometria" table:style-name="ta1">
        <table:table-column table:style-name="co1" table:number-columns-repeated="13" table:default-cell-style-name="Default"/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Ex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sto-3g</text:p>
          </table:table-cell>
          <table:table-cell table:style-name="ce2" office:value-type="string" calcext:value-type="string">
            <text:p>S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065" calcext:value-type="float">
            <text:p>0.102065</text:p>
          </table:table-cell>
          <table:table-cell table:number-columns-repeated="3"/>
          <table:table-cell table:style-name="ce2" office:value-type="string" calcext:value-type="string">
            <text:p>S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103" calcext:value-type="float">
            <text:p>0.10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-394.3116301" calcext:value-type="float">
            <text:p>-394.3116301</text:p>
          </table:table-cell>
          <table:table-cell table:style-name="ce2" office:value-type="string" calcext:value-type="string">
            <text:p>H2</text:p>
          </table:table-cell>
          <table:table-cell office:value-type="float" office:value="0" calcext:value-type="float">
            <text:p>0</text:p>
          </table:table-cell>
          <table:table-cell office:value-type="float" office:value="0.959977" calcext:value-type="float">
            <text:p>0.959977</text:p>
          </table:table-cell>
          <table:table-cell office:value-type="float" office:value="-0.816518" calcext:value-type="float">
            <text:p>-0.816518</text:p>
          </table:table-cell>
          <table:table-cell office:value-type="string" calcext:value-type="string">
            <text:p>RMS</text:p>
          </table:table-cell>
          <table:table-cell table:formula="of:=SQRT(([.E3]-[.L$3])^2+([.F3]-[.M$3])^2+([.E4]-[.L$4])^2+([.F4]-[.M$4])^2+([.F2]-[.M$2])^2)" office:value-type="float" office:value="0.010729880288242" calcext:value-type="float">
            <text:p>0.0107298803</text:p>
          </table:table-cell>
          <table:table-cell/>
          <table:table-cell table:style-name="ce2" office:value-type="string" calcext:value-type="string">
            <text:p>H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9616" calcext:value-type="float">
            <text:p>0.9616</text:p>
          </table:table-cell>
          <table:table-cell table:style-name="ce2" office:value-type="float" office:value="-0.8239" calcext:value-type="float">
            <text:p>-0.8239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H3</text:p>
          </table:table-cell>
          <table:table-cell office:value-type="float" office:value="0" calcext:value-type="float">
            <text:p>0</text:p>
          </table:table-cell>
          <table:table-cell office:value-type="float" office:value="-0.959977" calcext:value-type="float">
            <text:p>-0.959977</text:p>
          </table:table-cell>
          <table:table-cell office:value-type="float" office:value="-0.816518" calcext:value-type="float">
            <text:p>-0.816518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positivas</text:p>
          </table:table-cell>
          <table:table-cell/>
          <table:table-cell table:style-name="ce2" office:value-type="string" calcext:value-type="string">
            <text:p>H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0.9616" calcext:value-type="float">
            <text:p>-0.9616</text:p>
          </table:table-cell>
          <table:table-cell table:style-name="ce2" office:value-type="float" office:value="-0.8239" calcext:value-type="float">
            <text:p>-0.8239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6-31g</text:p>
          </table:table-cell>
          <table:table-cell table:style-name="ce2" office:value-type="string" calcext:value-type="string">
            <text:p>S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506" calcext:value-type="float">
            <text:p>0.1005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-398.6275514" calcext:value-type="float">
            <text:p>-398.6275514</text:p>
          </table:table-cell>
          <table:table-cell table:style-name="ce2" office:value-type="string" calcext:value-type="string">
            <text:p>H2</text:p>
          </table:table-cell>
          <table:table-cell office:value-type="float" office:value="0" calcext:value-type="float">
            <text:p>0</text:p>
          </table:table-cell>
          <table:table-cell office:value-type="float" office:value="1.006563" calcext:value-type="float">
            <text:p>1.006563</text:p>
          </table:table-cell>
          <table:table-cell office:value-type="float" office:value="-0.804047" calcext:value-type="float">
            <text:p>-0.804047</text:p>
          </table:table-cell>
          <table:table-cell office:value-type="string" calcext:value-type="string">
            <text:p>RMS</text:p>
          </table:table-cell>
          <table:table-cell table:formula="of:=SQRT(([.E9]-[.L$3])^2+([.F9]-[.M$3])^2+([.E10]-[.L$4])^2+([.F10]-[.M$4])^2+([.F8]-[.M$2])^2)" office:value-type="float" office:value="0.746477705966555" calcext:value-type="float">
            <text:p>0.74647770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H3</text:p>
          </table:table-cell>
          <table:table-cell office:value-type="float" office:value="0" calcext:value-type="float">
            <text:p>0</text:p>
          </table:table-cell>
          <table:table-cell office:value-type="float" office:value="-1.006563" calcext:value-type="float">
            <text:p>-1.006563</text:p>
          </table:table-cell>
          <table:table-cell office:value-type="float" office:value="-0.0804047" calcext:value-type="float">
            <text:p>-0.0804047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positivas</text:p>
          </table:table-cell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6-31gdp</text:p>
          </table:table-cell>
          <table:table-cell table:style-name="ce3" office:value-type="string" calcext:value-type="string">
            <text:p>S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10688" calcext:value-type="float">
            <text:p>0.10688</text:p>
          </table:table-cell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1" office:value-type="float" office:value="-398.6760496" calcext:value-type="float">
            <text:p>-398.6760496</text:p>
          </table:table-cell>
          <table:table-cell table:style-name="ce3" office:value-type="string" calcext:value-type="string">
            <text:p>H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973667" calcext:value-type="float">
            <text:p>0.973667</text:p>
          </table:table-cell>
          <table:table-cell table:style-name="ce1" office:value-type="float" office:value="-0.805507" calcext:value-type="float">
            <text:p>-0.805507</text:p>
          </table:table-cell>
          <table:table-cell table:style-name="ce4" office:value-type="string" calcext:value-type="string">
            <text:p>RMS</text:p>
          </table:table-cell>
          <table:table-cell table:style-name="ce4" table:formula="of:=SQRT(([.E15]-[.L$3])^2+([.F15]-[.M$3])^2+([.E16]-[.L$4])^2+([.F16]-[.M$4])^2+([.F14]-[.M$2])^2)" office:value-type="float" office:value="0.0313509852476761" calcext:value-type="float">
            <text:p>0.0313509852</text:p>
          </table:table-cell>
          <table:table-cell table:number-columns-repeated="5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H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973667" calcext:value-type="float">
            <text:p>-0.973667</text:p>
          </table:table-cell>
          <table:table-cell table:style-name="ce1" office:value-type="float" office:value="-0.805507" calcext:value-type="float">
            <text:p>-0.805507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positivas</text:p>
          </table:table-cell>
          <table:table-cell table:number-columns-repeated="5"/>
        </table:table-row>
      </table:table>
      <table:table table:name="Disociacion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Metodo</text:p>
          </table:table-cell>
          <table:table-cell office:value-type="string" calcext:value-type="string">
            <text:p>RHF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Metodo</text:p>
          </table:table-cell>
          <table:table-cell office:value-type="string" calcext:value-type="string">
            <text:p>UHF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Metodo</text:p>
          </table:table-cell>
          <table:table-cell office:value-type="string" calcext:value-type="string">
            <text:p>B3LYP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Metodo</text:p>
          </table:table-cell>
          <table:table-cell office:value-type="string" calcext:value-type="string">
            <text:p>UB3LYP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sto-3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393.60916" calcext:value-type="float">
            <text:p>-393.60916</text:p>
          </table:table-cell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sto-3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393.60916" calcext:value-type="float">
            <text:p>-393.60916</text:p>
          </table:table-cell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6-31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398.07166" calcext:value-type="float">
            <text:p>-398.07166</text:p>
          </table:table-cell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6-31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398.93232" calcext:value-type="float">
            <text:p>-398.9323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.89" calcext:value-type="float">
            <text:p>5.89</text:p>
          </table:table-cell>
          <table:table-cell office:value-type="float" office:value="-393.60973" calcext:value-type="float">
            <text:p>-393.6097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.89" calcext:value-type="float">
            <text:p>5.89</text:p>
          </table:table-cell>
          <table:table-cell office:value-type="float" office:value="-393.60973" calcext:value-type="float">
            <text:p>-393.6097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.89" calcext:value-type="float">
            <text:p>5.89</text:p>
          </table:table-cell>
          <table:table-cell office:value-type="float" office:value="-398.07555" calcext:value-type="float">
            <text:p>-398.0755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.89" calcext:value-type="float">
            <text:p>5.89</text:p>
          </table:table-cell>
          <table:table-cell office:value-type="float" office:value="-398.93244" calcext:value-type="float">
            <text:p>-398.9324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.78" calcext:value-type="float">
            <text:p>5.78</text:p>
          </table:table-cell>
          <table:table-cell office:value-type="float" office:value="-393.61032" calcext:value-type="float">
            <text:p>-393.6103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.78" calcext:value-type="float">
            <text:p>5.78</text:p>
          </table:table-cell>
          <table:table-cell office:value-type="float" office:value="-393.61032" calcext:value-type="float">
            <text:p>-393.6103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.78" calcext:value-type="float">
            <text:p>5.78</text:p>
          </table:table-cell>
          <table:table-cell office:value-type="float" office:value="-398.06568" calcext:value-type="float">
            <text:p>-398.0656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.78" calcext:value-type="float">
            <text:p>5.78</text:p>
          </table:table-cell>
          <table:table-cell office:value-type="float" office:value="-398.93257" calcext:value-type="float">
            <text:p>-398.9325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.67" calcext:value-type="float">
            <text:p>5.67</text:p>
          </table:table-cell>
          <table:table-cell office:value-type="float" office:value="-393.61094" calcext:value-type="float">
            <text:p>-393.6109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.67" calcext:value-type="float">
            <text:p>5.67</text:p>
          </table:table-cell>
          <table:table-cell office:value-type="float" office:value="-393.61094" calcext:value-type="float">
            <text:p>-393.6109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.67" calcext:value-type="float">
            <text:p>5.67</text:p>
          </table:table-cell>
          <table:table-cell office:value-type="float" office:value="-398.05671" calcext:value-type="float">
            <text:p>-398.0567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.67" calcext:value-type="float">
            <text:p>5.67</text:p>
          </table:table-cell>
          <table:table-cell office:value-type="float" office:value="-398.93271" calcext:value-type="float">
            <text:p>-398.9327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.56</text:p>
          </table:table-cell>
          <table:table-cell office:value-type="float" office:value="-393.61158" calcext:value-type="float">
            <text:p>-393.6115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.56</text:p>
          </table:table-cell>
          <table:table-cell office:value-type="float" office:value="-393.61158" calcext:value-type="float">
            <text:p>-393.6115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.56</text:p>
          </table:table-cell>
          <table:table-cell office:value-type="float" office:value="-398.07928" calcext:value-type="float">
            <text:p>-398.079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.56" calcext:value-type="float">
            <text:p>5.56</text:p>
          </table:table-cell>
          <table:table-cell office:value-type="float" office:value="-399.10121" calcext:value-type="float">
            <text:p>-399.1012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.45" calcext:value-type="float">
            <text:p>5.45</text:p>
          </table:table-cell>
          <table:table-cell office:value-type="float" office:value="-393.61225" calcext:value-type="float">
            <text:p>-393.612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.45" calcext:value-type="float">
            <text:p>5.45</text:p>
          </table:table-cell>
          <table:table-cell office:value-type="float" office:value="-393.61225" calcext:value-type="float">
            <text:p>-393.6122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.45" calcext:value-type="float">
            <text:p>5.45</text:p>
          </table:table-cell>
          <table:table-cell office:value-type="float" office:value="-398.93348" calcext:value-type="float">
            <text:p>-398.9334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.45" calcext:value-type="float">
            <text:p>5.45</text:p>
          </table:table-cell>
          <table:table-cell office:value-type="float" office:value="-399.10123" calcext:value-type="float">
            <text:p>-399.10123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.34" calcext:value-type="float">
            <text:p>5.34</text:p>
          </table:table-cell>
          <table:table-cell office:value-type="float" office:value="-393.61294" calcext:value-type="float">
            <text:p>-393.6129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.34" calcext:value-type="float">
            <text:p>5.34</text:p>
          </table:table-cell>
          <table:table-cell office:value-type="float" office:value="-393.61294" calcext:value-type="float">
            <text:p>-393.6129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.34" calcext:value-type="float">
            <text:p>5.34</text:p>
          </table:table-cell>
          <table:table-cell office:value-type="float" office:value="-398.93386" calcext:value-type="float">
            <text:p>-398.9338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.34" calcext:value-type="float">
            <text:p>5.34</text:p>
          </table:table-cell>
          <table:table-cell office:value-type="float" office:value="-399.10124" calcext:value-type="float">
            <text:p>-399.10124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.23" calcext:value-type="float">
            <text:p>5.23</text:p>
          </table:table-cell>
          <table:table-cell office:value-type="float" office:value="-393.61366" calcext:value-type="float">
            <text:p>-393.6136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.23" calcext:value-type="float">
            <text:p>5.23</text:p>
          </table:table-cell>
          <table:table-cell office:value-type="float" office:value="-393.61366" calcext:value-type="float">
            <text:p>-393.6136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.23" calcext:value-type="float">
            <text:p>5.23</text:p>
          </table:table-cell>
          <table:table-cell office:value-type="float" office:value="-398.9344" calcext:value-type="float">
            <text:p>-398.934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.23" calcext:value-type="float">
            <text:p>5.23</text:p>
          </table:table-cell>
          <table:table-cell office:value-type="float" office:value="-399.10124" calcext:value-type="float">
            <text:p>-399.10124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.12" calcext:value-type="float">
            <text:p>5.12</text:p>
          </table:table-cell>
          <table:table-cell office:value-type="float" office:value="-393.61442" calcext:value-type="float">
            <text:p>-393.6144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.12" calcext:value-type="float">
            <text:p>5.12</text:p>
          </table:table-cell>
          <table:table-cell office:value-type="float" office:value="-393.61442" calcext:value-type="float">
            <text:p>-393.6144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.12" calcext:value-type="float">
            <text:p>5.12</text:p>
          </table:table-cell>
          <table:table-cell office:value-type="float" office:value="-398.93536" calcext:value-type="float">
            <text:p>-398.9353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.12" calcext:value-type="float">
            <text:p>5.12</text:p>
          </table:table-cell>
          <table:table-cell office:value-type="float" office:value="-399.10124" calcext:value-type="float">
            <text:p>-399.1012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.01" calcext:value-type="float">
            <text:p>5.01</text:p>
          </table:table-cell>
          <table:table-cell office:value-type="float" office:value="-393.61521" calcext:value-type="float">
            <text:p>-393.6152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.01" calcext:value-type="float">
            <text:p>5.01</text:p>
          </table:table-cell>
          <table:table-cell office:value-type="float" office:value="-393.61521" calcext:value-type="float">
            <text:p>-393.6152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.01" calcext:value-type="float">
            <text:p>5.01</text:p>
          </table:table-cell>
          <table:table-cell office:value-type="float" office:value="-398.93665" calcext:value-type="float">
            <text:p>-398.9366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.01" calcext:value-type="float">
            <text:p>5.01</text:p>
          </table:table-cell>
          <table:table-cell office:value-type="float" office:value="-399.10125" calcext:value-type="float">
            <text:p>-399.10125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.9</text:p>
          </table:table-cell>
          <table:table-cell office:value-type="float" office:value="-393.61603" calcext:value-type="float">
            <text:p>-393.6160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.9</text:p>
          </table:table-cell>
          <table:table-cell office:value-type="float" office:value="-393.61603" calcext:value-type="float">
            <text:p>-393.6160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.9</text:p>
          </table:table-cell>
          <table:table-cell office:value-type="float" office:value="-398.93812" calcext:value-type="float">
            <text:p>-398.9381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.9</text:p>
          </table:table-cell>
          <table:table-cell office:value-type="float" office:value="-399.10127" calcext:value-type="float">
            <text:p>-399.10127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.79" calcext:value-type="float">
            <text:p>4.79</text:p>
          </table:table-cell>
          <table:table-cell office:value-type="float" office:value="-393.61689" calcext:value-type="float">
            <text:p>-393.6168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.79" calcext:value-type="float">
            <text:p>4.79</text:p>
          </table:table-cell>
          <table:table-cell office:value-type="float" office:value="-393.6169" calcext:value-type="float">
            <text:p>-393.616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.79" calcext:value-type="float">
            <text:p>4.79</text:p>
          </table:table-cell>
          <table:table-cell office:value-type="float" office:value="-398.9398" calcext:value-type="float">
            <text:p>-398.939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.79" calcext:value-type="float">
            <text:p>4.79</text:p>
          </table:table-cell>
          <table:table-cell office:value-type="float" office:value="-399.1013" calcext:value-type="float">
            <text:p>-399.1013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.68" calcext:value-type="float">
            <text:p>4.68</text:p>
          </table:table-cell>
          <table:table-cell office:value-type="float" office:value="-393.6178" calcext:value-type="float">
            <text:p>-393.61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.68" calcext:value-type="float">
            <text:p>4.68</text:p>
          </table:table-cell>
          <table:table-cell office:value-type="float" office:value="-393.6178" calcext:value-type="float">
            <text:p>-393.61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.68" calcext:value-type="float">
            <text:p>4.68</text:p>
          </table:table-cell>
          <table:table-cell office:value-type="float" office:value="-398.94171" calcext:value-type="float">
            <text:p>-398.941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.68" calcext:value-type="float">
            <text:p>4.68</text:p>
          </table:table-cell>
          <table:table-cell office:value-type="float" office:value="-399.10135" calcext:value-type="float">
            <text:p>-399.10135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.57" calcext:value-type="float">
            <text:p>4.57</text:p>
          </table:table-cell>
          <table:table-cell office:value-type="float" office:value="-393.61875" calcext:value-type="float">
            <text:p>-393.6187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.57" calcext:value-type="float">
            <text:p>4.57</text:p>
          </table:table-cell>
          <table:table-cell office:value-type="float" office:value="-393.61876" calcext:value-type="float">
            <text:p>-393.6187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.57" calcext:value-type="float">
            <text:p>4.57</text:p>
          </table:table-cell>
          <table:table-cell office:value-type="float" office:value="-398.94387" calcext:value-type="float">
            <text:p>-398.943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.57" calcext:value-type="float">
            <text:p>4.57</text:p>
          </table:table-cell>
          <table:table-cell office:value-type="float" office:value="-399.1014" calcext:value-type="float">
            <text:p>-399.101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.46" calcext:value-type="float">
            <text:p>4.46</text:p>
          </table:table-cell>
          <table:table-cell office:value-type="float" office:value="-393.61974" calcext:value-type="float">
            <text:p>-393.6197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.46" calcext:value-type="float">
            <text:p>4.46</text:p>
          </table:table-cell>
          <table:table-cell office:value-type="float" office:value="-393.61976" calcext:value-type="float">
            <text:p>-393.6197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.46" calcext:value-type="float">
            <text:p>4.46</text:p>
          </table:table-cell>
          <table:table-cell office:value-type="float" office:value="-398.94633" calcext:value-type="float">
            <text:p>-398.946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.46" calcext:value-type="float">
            <text:p>4.46</text:p>
          </table:table-cell>
          <table:table-cell office:value-type="float" office:value="-399.10146" calcext:value-type="float">
            <text:p>-399.10146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.35" calcext:value-type="float">
            <text:p>4.35</text:p>
          </table:table-cell>
          <table:table-cell office:value-type="float" office:value="-393.6208" calcext:value-type="float">
            <text:p>-393.620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.35" calcext:value-type="float">
            <text:p>4.35</text:p>
          </table:table-cell>
          <table:table-cell office:value-type="float" office:value="-393.62083" calcext:value-type="float">
            <text:p>-393.6208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.35" calcext:value-type="float">
            <text:p>4.35</text:p>
          </table:table-cell>
          <table:table-cell office:value-type="float" office:value="-398.94913" calcext:value-type="float">
            <text:p>-398.9491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.35" calcext:value-type="float">
            <text:p>4.35</text:p>
          </table:table-cell>
          <table:table-cell office:value-type="float" office:value="-399.10155" calcext:value-type="float">
            <text:p>-399.10155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.24" calcext:value-type="float">
            <text:p>4.24</text:p>
          </table:table-cell>
          <table:table-cell office:value-type="float" office:value="-393.62191" calcext:value-type="float">
            <text:p>-393.6219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.24" calcext:value-type="float">
            <text:p>4.24</text:p>
          </table:table-cell>
          <table:table-cell office:value-type="float" office:value="-393.62197" calcext:value-type="float">
            <text:p>-393.6219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.24" calcext:value-type="float">
            <text:p>4.24</text:p>
          </table:table-cell>
          <table:table-cell office:value-type="float" office:value="-398.95233" calcext:value-type="float">
            <text:p>-398.9523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.24" calcext:value-type="float">
            <text:p>4.24</text:p>
          </table:table-cell>
          <table:table-cell office:value-type="float" office:value="-399.10169" calcext:value-type="float">
            <text:p>-399.10169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.13" calcext:value-type="float">
            <text:p>4.13</text:p>
          </table:table-cell>
          <table:table-cell office:value-type="float" office:value="-393.6231" calcext:value-type="float">
            <text:p>-393.623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.13" calcext:value-type="float">
            <text:p>4.13</text:p>
          </table:table-cell>
          <table:table-cell office:value-type="float" office:value="-393.6232" calcext:value-type="float">
            <text:p>-393.623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.13" calcext:value-type="float">
            <text:p>4.13</text:p>
          </table:table-cell>
          <table:table-cell office:value-type="float" office:value="-398.95596" calcext:value-type="float">
            <text:p>-398.9559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.13" calcext:value-type="float">
            <text:p>4.13</text:p>
          </table:table-cell>
          <table:table-cell office:value-type="float" office:value="-399.10186" calcext:value-type="float">
            <text:p>-399.10186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.02" calcext:value-type="float">
            <text:p>4.02</text:p>
          </table:table-cell>
          <table:table-cell office:value-type="float" office:value="-393.62438" calcext:value-type="float">
            <text:p>-393.6243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4.02" calcext:value-type="float">
            <text:p>4.02</text:p>
          </table:table-cell>
          <table:table-cell office:value-type="float" office:value="-393.62455" calcext:value-type="float">
            <text:p>-393.6245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4.02" calcext:value-type="float">
            <text:p>4.02</text:p>
          </table:table-cell>
          <table:table-cell office:value-type="float" office:value="-398.96007" calcext:value-type="float">
            <text:p>-398.9600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4.02" calcext:value-type="float">
            <text:p>4.02</text:p>
          </table:table-cell>
          <table:table-cell office:value-type="float" office:value="-399.10207" calcext:value-type="float">
            <text:p>-399.1020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.91" calcext:value-type="float">
            <text:p>3.91</text:p>
          </table:table-cell>
          <table:table-cell office:value-type="float" office:value="-393.62576" calcext:value-type="float">
            <text:p>-393.6257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.91" calcext:value-type="float">
            <text:p>3.91</text:p>
          </table:table-cell>
          <table:table-cell office:value-type="float" office:value="-393.62605" calcext:value-type="float">
            <text:p>-393.6260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.91" calcext:value-type="float">
            <text:p>3.91</text:p>
          </table:table-cell>
          <table:table-cell office:value-type="float" office:value="-398.96473" calcext:value-type="float">
            <text:p>-398.9647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3.91" calcext:value-type="float">
            <text:p>3.91</text:p>
          </table:table-cell>
          <table:table-cell office:value-type="float" office:value="-399.10233" calcext:value-type="float">
            <text:p>-399.10233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.8" calcext:value-type="float">
            <text:p>3.8</text:p>
          </table:table-cell>
          <table:table-cell office:value-type="float" office:value="-393.62728" calcext:value-type="float">
            <text:p>-393.6272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.8" calcext:value-type="float">
            <text:p>3.8</text:p>
          </table:table-cell>
          <table:table-cell office:value-type="float" office:value="-393.62776" calcext:value-type="float">
            <text:p>-393.62776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.8" calcext:value-type="float">
            <text:p>3.8</text:p>
          </table:table-cell>
          <table:table-cell office:value-type="float" office:value="-398.97003" calcext:value-type="float">
            <text:p>-398.97003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3.8" calcext:value-type="float">
            <text:p>3.8</text:p>
          </table:table-cell>
          <table:table-cell office:value-type="float" office:value="-399.10269" calcext:value-type="float">
            <text:p>-399.10269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.69" calcext:value-type="float">
            <text:p>3.69</text:p>
          </table:table-cell>
          <table:table-cell office:value-type="float" office:value="-393.62898" calcext:value-type="float">
            <text:p>-393.6289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.69" calcext:value-type="float">
            <text:p>3.69</text:p>
          </table:table-cell>
          <table:table-cell office:value-type="float" office:value="-393.62978" calcext:value-type="float">
            <text:p>-393.6297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.69" calcext:value-type="float">
            <text:p>3.69</text:p>
          </table:table-cell>
          <table:table-cell office:value-type="float" office:value="-398.97603" calcext:value-type="float">
            <text:p>-398.9760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.69" calcext:value-type="float">
            <text:p>3.69</text:p>
          </table:table-cell>
          <table:table-cell office:value-type="float" office:value="-399.10316" calcext:value-type="float">
            <text:p>-399.10316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.58" calcext:value-type="float">
            <text:p>3.58</text:p>
          </table:table-cell>
          <table:table-cell office:value-type="float" office:value="-393.63091" calcext:value-type="float">
            <text:p>-393.6309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.58" calcext:value-type="float">
            <text:p>3.58</text:p>
          </table:table-cell>
          <table:table-cell office:value-type="float" office:value="-393.63224" calcext:value-type="float">
            <text:p>-393.63224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.58" calcext:value-type="float">
            <text:p>3.58</text:p>
          </table:table-cell>
          <table:table-cell office:value-type="float" office:value="-398.9828" calcext:value-type="float">
            <text:p>-398.982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.58" calcext:value-type="float">
            <text:p>3.58</text:p>
          </table:table-cell>
          <table:table-cell office:value-type="float" office:value="-399.10374" calcext:value-type="float">
            <text:p>-399.10374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.47" calcext:value-type="float">
            <text:p>3.47</text:p>
          </table:table-cell>
          <table:table-cell office:value-type="float" office:value="-393.63316" calcext:value-type="float">
            <text:p>-393.63316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.47" calcext:value-type="float">
            <text:p>3.47</text:p>
          </table:table-cell>
          <table:table-cell office:value-type="float" office:value="-393.63533" calcext:value-type="float">
            <text:p>-393.63533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.47" calcext:value-type="float">
            <text:p>3.47</text:p>
          </table:table-cell>
          <table:table-cell office:value-type="float" office:value="-398.99044" calcext:value-type="float">
            <text:p>-398.9904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.47" calcext:value-type="float">
            <text:p>3.47</text:p>
          </table:table-cell>
          <table:table-cell office:value-type="float" office:value="-399.10451" calcext:value-type="float">
            <text:p>-399.10451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.36" calcext:value-type="float">
            <text:p>3.36</text:p>
          </table:table-cell>
          <table:table-cell office:value-type="float" office:value="-393.63581" calcext:value-type="float">
            <text:p>-393.6358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.36" calcext:value-type="float">
            <text:p>3.36</text:p>
          </table:table-cell>
          <table:table-cell office:value-type="float" office:value="-393.63935" calcext:value-type="float">
            <text:p>-393.6393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.36" calcext:value-type="float">
            <text:p>3.36</text:p>
          </table:table-cell>
          <table:table-cell office:value-type="float" office:value="-398.99906" calcext:value-type="float">
            <text:p>-398.999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.36" calcext:value-type="float">
            <text:p>3.36</text:p>
          </table:table-cell>
          <table:table-cell office:value-type="float" office:value="-399.10551" calcext:value-type="float">
            <text:p>-399.10551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.25" calcext:value-type="float">
            <text:p>3.25</text:p>
          </table:table-cell>
          <table:table-cell office:value-type="float" office:value="-393.63897" calcext:value-type="float">
            <text:p>-393.63897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.25" calcext:value-type="float">
            <text:p>3.25</text:p>
          </table:table-cell>
          <table:table-cell office:value-type="float" office:value="-393.64474" calcext:value-type="float">
            <text:p>-393.64474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.25" calcext:value-type="float">
            <text:p>3.25</text:p>
          </table:table-cell>
          <table:table-cell office:value-type="float" office:value="-399.00875" calcext:value-type="float">
            <text:p>-399.00875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.25" calcext:value-type="float">
            <text:p>3.25</text:p>
          </table:table-cell>
          <table:table-cell office:value-type="float" office:value="-399.10682" calcext:value-type="float">
            <text:p>-399.10682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.14" calcext:value-type="float">
            <text:p>3.14</text:p>
          </table:table-cell>
          <table:table-cell office:value-type="float" office:value="-393.64274" calcext:value-type="float">
            <text:p>-393.64274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.14" calcext:value-type="float">
            <text:p>3.14</text:p>
          </table:table-cell>
          <table:table-cell office:value-type="float" office:value="-393.65217" calcext:value-type="float">
            <text:p>-393.6521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.14" calcext:value-type="float">
            <text:p>3.14</text:p>
          </table:table-cell>
          <table:table-cell office:value-type="float" office:value="-399.01962" calcext:value-type="float">
            <text:p>-399.0196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.14" calcext:value-type="float">
            <text:p>3.14</text:p>
          </table:table-cell>
          <table:table-cell office:value-type="float" office:value="-399.10852" calcext:value-type="float">
            <text:p>-399.10852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.03" calcext:value-type="float">
            <text:p>3.03</text:p>
          </table:table-cell>
          <table:table-cell office:value-type="float" office:value="-393.64724" calcext:value-type="float">
            <text:p>-393.6472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.03" calcext:value-type="float">
            <text:p>3.03</text:p>
          </table:table-cell>
          <table:table-cell office:value-type="float" office:value="-393.66276" calcext:value-type="float">
            <text:p>-393.6627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.03" calcext:value-type="float">
            <text:p>3.03</text:p>
          </table:table-cell>
          <table:table-cell office:value-type="float" office:value="-399.03181" calcext:value-type="float">
            <text:p>-399.0318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.03" calcext:value-type="float">
            <text:p>3.03</text:p>
          </table:table-cell>
          <table:table-cell office:value-type="float" office:value="-399.11077" calcext:value-type="float">
            <text:p>-399.11077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.92" calcext:value-type="float">
            <text:p>2.92</text:p>
          </table:table-cell>
          <table:table-cell office:value-type="float" office:value="-393.65254" calcext:value-type="float">
            <text:p>-393.65254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2.92" calcext:value-type="float">
            <text:p>2.92</text:p>
          </table:table-cell>
          <table:table-cell office:value-type="float" office:value="-393.67841" calcext:value-type="float">
            <text:p>-393.6784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2.92" calcext:value-type="float">
            <text:p>2.92</text:p>
          </table:table-cell>
          <table:table-cell office:value-type="float" office:value="-399.04542" calcext:value-type="float">
            <text:p>-399.0454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2.92" calcext:value-type="float">
            <text:p>2.92</text:p>
          </table:table-cell>
          <table:table-cell office:value-type="float" office:value="-399.11371" calcext:value-type="float">
            <text:p>-399.11371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.81" calcext:value-type="float">
            <text:p>2.81</text:p>
          </table:table-cell>
          <table:table-cell office:value-type="float" office:value="-393.6587" calcext:value-type="float">
            <text:p>-393.658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.81" calcext:value-type="float">
            <text:p>2.81</text:p>
          </table:table-cell>
          <table:table-cell office:value-type="float" office:value="-393.70457" calcext:value-type="float">
            <text:p>-393.7045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.81" calcext:value-type="float">
            <text:p>2.81</text:p>
          </table:table-cell>
          <table:table-cell office:value-type="float" office:value="-399.06055" calcext:value-type="float">
            <text:p>-399.0605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.81" calcext:value-type="float">
            <text:p>2.81</text:p>
          </table:table-cell>
          <table:table-cell office:value-type="float" office:value="-399.11756" calcext:value-type="float">
            <text:p>-399.11756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.7" calcext:value-type="float">
            <text:p>2.7</text:p>
          </table:table-cell>
          <table:table-cell office:value-type="float" office:value="-393.66573" calcext:value-type="float">
            <text:p>-393.66573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2.7" calcext:value-type="float">
            <text:p>2.7</text:p>
          </table:table-cell>
          <table:table-cell office:value-type="float" office:value="-393.73631" calcext:value-type="float">
            <text:p>-393.7363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2.7" calcext:value-type="float">
            <text:p>2.7</text:p>
          </table:table-cell>
          <table:table-cell office:value-type="float" office:value="-399.07738" calcext:value-type="float">
            <text:p>-399.07738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2.7" calcext:value-type="float">
            <text:p>2.7</text:p>
          </table:table-cell>
          <table:table-cell office:value-type="float" office:value="-399.12273" calcext:value-type="float">
            <text:p>-399.12273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.59" calcext:value-type="float">
            <text:p>2.59</text:p>
          </table:table-cell>
          <table:table-cell office:value-type="float" office:value="-393.67355" calcext:value-type="float">
            <text:p>-393.6735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.59" calcext:value-type="float">
            <text:p>2.59</text:p>
          </table:table-cell>
          <table:table-cell office:value-type="float" office:value="-393.77258" calcext:value-type="float">
            <text:p>-393.7725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.59" calcext:value-type="float">
            <text:p>2.59</text:p>
          </table:table-cell>
          <table:table-cell office:value-type="float" office:value="-399.09601" calcext:value-type="float">
            <text:p>-399.0960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.59" calcext:value-type="float">
            <text:p>2.59</text:p>
          </table:table-cell>
          <table:table-cell office:value-type="float" office:value="-399.12966" calcext:value-type="float">
            <text:p>-399.12966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.48" calcext:value-type="float">
            <text:p>2.48</text:p>
          </table:table-cell>
          <table:table-cell office:value-type="float" office:value="-393.68197" calcext:value-type="float">
            <text:p>-393.68197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2.48" calcext:value-type="float">
            <text:p>2.48</text:p>
          </table:table-cell>
          <table:table-cell office:value-type="float" office:value="-393.81302" calcext:value-type="float">
            <text:p>-393.8130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2.48" calcext:value-type="float">
            <text:p>2.48</text:p>
          </table:table-cell>
          <table:table-cell office:value-type="float" office:value="-399.11648" calcext:value-type="float">
            <text:p>-399.1164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2.48" calcext:value-type="float">
            <text:p>2.48</text:p>
          </table:table-cell>
          <table:table-cell office:value-type="float" office:value="-399.13895" calcext:value-type="float">
            <text:p>-399.13895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.37" calcext:value-type="float">
            <text:p>2.37</text:p>
          </table:table-cell>
          <table:table-cell office:value-type="float" office:value="-393.69061" calcext:value-type="float">
            <text:p>-393.6906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2.37" calcext:value-type="float">
            <text:p>2.37</text:p>
          </table:table-cell>
          <table:table-cell office:value-type="float" office:value="-393.85764" calcext:value-type="float">
            <text:p>-393.8576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2.37" calcext:value-type="float">
            <text:p>2.37</text:p>
          </table:table-cell>
          <table:table-cell office:value-type="float" office:value="-399.13882" calcext:value-type="float">
            <text:p>-399.1388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2.37" calcext:value-type="float">
            <text:p>2.37</text:p>
          </table:table-cell>
          <table:table-cell office:value-type="float" office:value="-399.15136" calcext:value-type="float">
            <text:p>-399.15136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.26" calcext:value-type="float">
            <text:p>2.26</text:p>
          </table:table-cell>
          <table:table-cell office:value-type="float" office:value="-393.69891" calcext:value-type="float">
            <text:p>-393.6989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2.26" calcext:value-type="float">
            <text:p>2.26</text:p>
          </table:table-cell>
          <table:table-cell office:value-type="float" office:value="-393.90636" calcext:value-type="float">
            <text:p>-393.90636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2.26" calcext:value-type="float">
            <text:p>2.26</text:p>
          </table:table-cell>
          <table:table-cell office:value-type="float" office:value="-399.16299" calcext:value-type="float">
            <text:p>-399.16299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2.26" calcext:value-type="float">
            <text:p>2.26</text:p>
          </table:table-cell>
          <table:table-cell office:value-type="float" office:value="-399.16783" calcext:value-type="float">
            <text:p>-399.16783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.15" calcext:value-type="float">
            <text:p>2.15</text:p>
          </table:table-cell>
          <table:table-cell office:value-type="float" office:value="-393.70598" calcext:value-type="float">
            <text:p>-393.70598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2.15" calcext:value-type="float">
            <text:p>2.15</text:p>
          </table:table-cell>
          <table:table-cell office:value-type="float" office:value="-393.95885" calcext:value-type="float">
            <text:p>-393.9588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2.15" calcext:value-type="float">
            <text:p>2.15</text:p>
          </table:table-cell>
          <table:table-cell office:value-type="float" office:value="-399.18888" calcext:value-type="float">
            <text:p>-399.18888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2.15" calcext:value-type="float">
            <text:p>2.15</text:p>
          </table:table-cell>
          <table:table-cell office:value-type="float" office:value="-399.18939" calcext:value-type="float">
            <text:p>-399.18939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.04" calcext:value-type="float">
            <text:p>2.04</text:p>
          </table:table-cell>
          <table:table-cell office:value-type="float" office:value="-393.71056" calcext:value-type="float">
            <text:p>-393.7105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2.04" calcext:value-type="float">
            <text:p>2.04</text:p>
          </table:table-cell>
          <table:table-cell office:value-type="float" office:value="-394.01449" calcext:value-type="float">
            <text:p>-394.01449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2.04" calcext:value-type="float">
            <text:p>2.04</text:p>
          </table:table-cell>
          <table:table-cell office:value-type="float" office:value="-399.21626" calcext:value-type="float">
            <text:p>-399.2162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2.04" calcext:value-type="float">
            <text:p>2.04</text:p>
          </table:table-cell>
          <table:table-cell office:value-type="float" office:value="-399.21626" calcext:value-type="float">
            <text:p>-399.21626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.93" calcext:value-type="float">
            <text:p>1.93</text:p>
          </table:table-cell>
          <table:table-cell office:value-type="float" office:value="-393.71091" calcext:value-type="float">
            <text:p>-393.7109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1.93" calcext:value-type="float">
            <text:p>1.93</text:p>
          </table:table-cell>
          <table:table-cell office:value-type="float" office:value="-394.07228" calcext:value-type="float">
            <text:p>-394.0722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1.93" calcext:value-type="float">
            <text:p>1.93</text:p>
          </table:table-cell>
          <table:table-cell office:value-type="float" office:value="-399.24471" calcext:value-type="float">
            <text:p>-399.2447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1.93" calcext:value-type="float">
            <text:p>1.93</text:p>
          </table:table-cell>
          <table:table-cell office:value-type="float" office:value="-399.24471" calcext:value-type="float">
            <text:p>-399.24471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.82" calcext:value-type="float">
            <text:p>1.82</text:p>
          </table:table-cell>
          <table:table-cell office:value-type="float" office:value="-393.70465" calcext:value-type="float">
            <text:p>-393.70465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1.82" calcext:value-type="float">
            <text:p>1.82</text:p>
          </table:table-cell>
          <table:table-cell office:value-type="float" office:value="-394.13071" calcext:value-type="float">
            <text:p>-394.13071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1.82" calcext:value-type="float">
            <text:p>1.82</text:p>
          </table:table-cell>
          <table:table-cell office:value-type="float" office:value="-399.27353" calcext:value-type="float">
            <text:p>-399.27353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1.82" calcext:value-type="float">
            <text:p>1.82</text:p>
          </table:table-cell>
          <table:table-cell office:value-type="float" office:value="-399.27353" calcext:value-type="float">
            <text:p>-399.27353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.71" calcext:value-type="float">
            <text:p>1.71</text:p>
          </table:table-cell>
          <table:table-cell office:value-type="float" office:value="-393.68857" calcext:value-type="float">
            <text:p>-393.6885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.71" calcext:value-type="float">
            <text:p>1.71</text:p>
          </table:table-cell>
          <table:table-cell office:value-type="float" office:value="-394.18756" calcext:value-type="float">
            <text:p>-394.18756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.71" calcext:value-type="float">
            <text:p>1.71</text:p>
          </table:table-cell>
          <table:table-cell office:value-type="float" office:value="-399.30159" calcext:value-type="float">
            <text:p>-399.3015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.71" calcext:value-type="float">
            <text:p>1.71</text:p>
          </table:table-cell>
          <table:table-cell office:value-type="float" office:value="-399.30159" calcext:value-type="float">
            <text:p>-399.30159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.6</text:p>
          </table:table-cell>
          <table:table-cell office:value-type="float" office:value="-394.23965" calcext:value-type="float">
            <text:p>-394.2396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.6</text:p>
          </table:table-cell>
          <table:table-cell office:value-type="float" office:value="-394.23965" calcext:value-type="float">
            <text:p>-394.2396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.6</text:p>
          </table:table-cell>
          <table:table-cell office:value-type="float" office:value="-399.32699" calcext:value-type="float">
            <text:p>-399.32699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.6</text:p>
          </table:table-cell>
          <table:table-cell office:value-type="float" office:value="-399.32699" calcext:value-type="float">
            <text:p>-399.32699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.49" calcext:value-type="float">
            <text:p>1.49</text:p>
          </table:table-cell>
          <table:table-cell office:value-type="float" office:value="-394.28224" calcext:value-type="float">
            <text:p>-394.2822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1.49" calcext:value-type="float">
            <text:p>1.49</text:p>
          </table:table-cell>
          <table:table-cell office:value-type="float" office:value="-394.28224" calcext:value-type="float">
            <text:p>-394.2822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1.49" calcext:value-type="float">
            <text:p>1.49</text:p>
          </table:table-cell>
          <table:table-cell office:value-type="float" office:value="-399.34658" calcext:value-type="float">
            <text:p>-399.34658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1.49" calcext:value-type="float">
            <text:p>1.49</text:p>
          </table:table-cell>
          <table:table-cell office:value-type="float" office:value="-399.34658" calcext:value-type="float">
            <text:p>-399.34658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.38" calcext:value-type="float">
            <text:p>1.38</text:p>
          </table:table-cell>
          <table:table-cell office:value-type="float" office:value="-394.30816" calcext:value-type="float">
            <text:p>-394.30816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1.38" calcext:value-type="float">
            <text:p>1.38</text:p>
          </table:table-cell>
          <table:table-cell office:value-type="float" office:value="-394.30816" calcext:value-type="float">
            <text:p>-394.30816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1.38" calcext:value-type="float">
            <text:p>1.38</text:p>
          </table:table-cell>
          <table:table-cell office:value-type="float" office:value="-399.35489" calcext:value-type="float">
            <text:p>-399.35489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1.38" calcext:value-type="float">
            <text:p>1.38</text:p>
          </table:table-cell>
          <table:table-cell office:value-type="float" office:value="-399.35489" calcext:value-type="float">
            <text:p>-399.35489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.27" calcext:value-type="float">
            <text:p>1.27</text:p>
          </table:table-cell>
          <table:table-cell office:value-type="float" office:value="-394.30628" calcext:value-type="float">
            <text:p>-394.30628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1.27" calcext:value-type="float">
            <text:p>1.27</text:p>
          </table:table-cell>
          <table:table-cell office:value-type="float" office:value="-394.30628" calcext:value-type="float">
            <text:p>-394.30628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1.27" calcext:value-type="float">
            <text:p>1.27</text:p>
          </table:table-cell>
          <table:table-cell office:value-type="float" office:value="-399.3427" calcext:value-type="float">
            <text:p>-399.3427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1.27" calcext:value-type="float">
            <text:p>1.27</text:p>
          </table:table-cell>
          <table:table-cell office:value-type="float" office:value="-399.3427" calcext:value-type="float">
            <text:p>-399.3427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.16" calcext:value-type="float">
            <text:p>1.16</text:p>
          </table:table-cell>
          <table:table-cell office:value-type="float" office:value="-394.25907" calcext:value-type="float">
            <text:p>-394.25907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1.16" calcext:value-type="float">
            <text:p>1.16</text:p>
          </table:table-cell>
          <table:table-cell office:value-type="float" office:value="-394.25907" calcext:value-type="float">
            <text:p>-394.25907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1.16" calcext:value-type="float">
            <text:p>1.16</text:p>
          </table:table-cell>
          <table:table-cell office:value-type="float" office:value="-399.29434" calcext:value-type="float">
            <text:p>-399.29434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1.16" calcext:value-type="float">
            <text:p>1.16</text:p>
          </table:table-cell>
          <table:table-cell office:value-type="float" office:value="-399.29434" calcext:value-type="float">
            <text:p>-399.29434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1.05" calcext:value-type="float">
            <text:p>1.05</text:p>
          </table:table-cell>
          <table:table-cell office:value-type="float" office:value="-394.13868" calcext:value-type="float">
            <text:p>-394.13868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1.05" calcext:value-type="float">
            <text:p>1.05</text:p>
          </table:table-cell>
          <table:table-cell office:value-type="float" office:value="-394.13868" calcext:value-type="float">
            <text:p>-394.13868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1.05" calcext:value-type="float">
            <text:p>1.05</text:p>
          </table:table-cell>
          <table:table-cell office:value-type="float" office:value="-399.1836" calcext:value-type="float">
            <text:p>-399.183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1.05" calcext:value-type="float">
            <text:p>1.05</text:p>
          </table:table-cell>
          <table:table-cell office:value-type="float" office:value="-399.1836" calcext:value-type="float">
            <text:p>-399.1836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-393.90062" calcext:value-type="float">
            <text:p>-393.9006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-393.90062" calcext:value-type="float">
            <text:p>-393.9006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-398.96704" calcext:value-type="float">
            <text:p>-398.96704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-398.96704" calcext:value-type="float">
            <text:p>-398.96704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.83" calcext:value-type="float">
            <text:p>0.83</text:p>
          </table:table-cell>
          <table:table-cell office:value-type="float" office:value="-393.47344" calcext:value-type="float">
            <text:p>-393.47344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83" calcext:value-type="float">
            <text:p>0.83</text:p>
          </table:table-cell>
          <table:table-cell office:value-type="float" office:value="-393.47344" calcext:value-type="float">
            <text:p>-393.47344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83" calcext:value-type="float">
            <text:p>0.83</text:p>
          </table:table-cell>
          <table:table-cell office:value-type="float" office:value="-398.57277" calcext:value-type="float">
            <text:p>-398.57277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.83" calcext:value-type="float">
            <text:p>0.83</text:p>
          </table:table-cell>
          <table:table-cell office:value-type="float" office:value="-398.57277" calcext:value-type="float">
            <text:p>-398.57277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0.72" calcext:value-type="float">
            <text:p>0.72</text:p>
          </table:table-cell>
          <table:table-cell office:value-type="float" office:value="-392.74299" calcext:value-type="float">
            <text:p>-392.7429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72" calcext:value-type="float">
            <text:p>0.72</text:p>
          </table:table-cell>
          <table:table-cell office:value-type="float" office:value="-392.74299" calcext:value-type="float">
            <text:p>-392.7429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72" calcext:value-type="float">
            <text:p>0.72</text:p>
          </table:table-cell>
          <table:table-cell office:value-type="float" office:value="-397.87879" calcext:value-type="float">
            <text:p>-397.8787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72" calcext:value-type="float">
            <text:p>0.72</text:p>
          </table:table-cell>
          <table:table-cell office:value-type="float" office:value="-397.87879" calcext:value-type="float">
            <text:p>-397.87879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-391.52057" calcext:value-type="float">
            <text:p>-391.5205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-391.52057" calcext:value-type="float">
            <text:p>-391.5205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-396.66702" calcext:value-type="float">
            <text:p>-396.6670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.61" calcext:value-type="float">
            <text:p>0.61</text:p>
          </table:table-cell>
          <table:table-cell office:value-type="float" office:value="-396.66702" calcext:value-type="float">
            <text:p>-396.66702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.5</text:p>
          </table:table-cell>
          <table:table-cell office:value-type="float" office:value="-389.41807" calcext:value-type="float">
            <text:p>-389.4180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.5</text:p>
          </table:table-cell>
          <table:table-cell office:value-type="float" office:value="-389.41807" calcext:value-type="float">
            <text:p>-389.4180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.5</text:p>
          </table:table-cell>
          <table:table-cell office:value-type="float" office:value="-394.51869" calcext:value-type="float">
            <text:p>-394.51869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.5</text:p>
          </table:table-cell>
          <table:table-cell office:value-type="float" office:value="-394.51869" calcext:value-type="float">
            <text:p>-394.51869</text:p>
          </table:table-cell>
        </table:table-row>
      </table:table>
      <table:table table:name="Ionizacion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HF</text:p>
          </table:table-cell>
          <table:table-cell office:value-type="string" calcext:value-type="string">
            <text:p>Orbitales</text:p>
          </table:table-cell>
          <table:table-cell office:value-type="string" calcext:value-type="string">
            <text:p>Ocupdos</text:p>
          </table:table-cell>
          <table:table-cell table:number-columns-repeated="3"/>
          <table:table-cell office:value-type="string" calcext:value-type="string">
            <text:p>Imagen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-21g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Iso-valor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(A1)--O</text:p>
          </table:table-cell>
          <table:table-cell office:value-type="float" office:value="-91.31955" calcext:value-type="float">
            <text:p>-91.31955</text:p>
          </table:table-cell>
          <table:table-cell office:value-type="float" office:value="120.25449" calcext:value-type="float">
            <text:p>120.25449</text:p>
          </table:table-cell>
          <table:table-cell table:number-columns-repeated="4"/>
          <table:table-cell office:value-type="string" calcext:value-type="string">
            <text:p>HOMO</text:p>
          </table:table-cell>
          <table:table-cell office:value-type="string" calcext:value-type="string">
            <text:p>LOMO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(A1)--O</text:p>
          </table:table-cell>
          <table:table-cell office:value-type="float" office:value="-8.92265" calcext:value-type="float">
            <text:p>-8.92265</text:p>
          </table:table-cell>
          <table:table-cell office:value-type="float" office:value="19.17737" calcext:value-type="float">
            <text:p>19.17737</text:p>
          </table:table-cell>
          <table:table-cell table:number-columns-repeated="4"/>
          <table:table-cell office:value-type="string" calcext:value-type="string">
            <text:p>(B1)--O</text:p>
          </table:table-cell>
          <table:table-cell office:value-type="string" calcext:value-type="string">
            <text:p>(B2)--V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(B2)--O</text:p>
          </table:table-cell>
          <table:table-cell office:value-type="float" office:value="-6.59767" calcext:value-type="float">
            <text:p>-6.59767</text:p>
          </table:table-cell>
          <table:table-cell office:value-type="float" office:value="17.32977" calcext:value-type="float">
            <text:p>17.32977</text:p>
          </table:table-cell>
          <table:table-cell table:number-columns-repeated="3"/>
          <table:table-cell office:value-type="string" calcext:value-type="string">
            <text:p>EIGENVALUES</text:p>
          </table:table-cell>
          <table:table-cell office:value-type="float" office:value="-0.39279" calcext:value-type="float">
            <text:p>-0.39279</text:p>
          </table:table-cell>
          <table:table-cell office:value-type="float" office:value="0.18106" calcext:value-type="float">
            <text:p>0.181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(A1)--O</text:p>
          </table:table-cell>
          <table:table-cell office:value-type="float" office:value="-6.59584" calcext:value-type="float">
            <text:p>-6.59584</text:p>
          </table:table-cell>
          <table:table-cell office:value-type="float" office:value="17.33926" calcext:value-type="float">
            <text:p>17.3392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1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(B1)--O</text:p>
          </table:table-cell>
          <table:table-cell office:value-type="float" office:value="-6.59227" calcext:value-type="float">
            <text:p>-6.59227</text:p>
          </table:table-cell>
          <table:table-cell office:value-type="float" office:value="17.37052" calcext:value-type="float">
            <text:p>17.3705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(A1)--O</text:p>
          </table:table-cell>
          <table:table-cell office:value-type="float" office:value="-1.00328" calcext:value-type="float">
            <text:p>-1.00328</text:p>
          </table:table-cell>
          <table:table-cell office:value-type="float" office:value="2.05361" calcext:value-type="float">
            <text:p>2.05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PX</text:p>
          </table:table-cell>
          <table:table-cell office:value-type="float" office:value="-0.26298" calcext:value-type="float">
            <text:p>-0.2629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(B2)--O</text:p>
          </table:table-cell>
          <table:table-cell office:value-type="float" office:value="-0.59226" calcext:value-type="float">
            <text:p>-0.59226</text:p>
          </table:table-cell>
          <table:table-cell office:value-type="float" office:value="1.31842" calcext:value-type="float">
            <text:p>1.3184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PY</text:p>
          </table:table-cell>
          <table:table-cell office:value-type="float" office:value="0" calcext:value-type="float">
            <text:p>0</text:p>
          </table:table-cell>
          <table:table-cell office:value-type="float" office:value="-0.15634" calcext:value-type="float">
            <text:p>-0.156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(A1)--O</text:p>
          </table:table-cell>
          <table:table-cell office:value-type="float" office:value="-0.4939" calcext:value-type="float">
            <text:p>-0.4939</text:p>
          </table:table-cell>
          <table:table-cell office:value-type="float" office:value="1.69825" calcext:value-type="float">
            <text:p>1.6982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2P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(B1)--O</text:p>
          </table:table-cell>
          <table:table-cell office:value-type="float" office:value="-0.39279" calcext:value-type="float">
            <text:p>-0.39279</text:p>
          </table:table-cell>
          <table:table-cell office:value-type="float" office:value="1.72488" calcext:value-type="float">
            <text:p>1.7248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(B2)--V</text:p>
          </table:table-cell>
          <table:table-cell office:value-type="float" office:value="0.18106" calcext:value-type="float">
            <text:p>0.18106</text:p>
          </table:table-cell>
          <table:table-cell office:value-type="float" office:value="1.061" calcext:value-type="float">
            <text:p>1.06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PX</text:p>
          </table:table-cell>
          <table:table-cell office:value-type="float" office:value="0.55818" calcext:value-type="float">
            <text:p>0.5581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(A1)--V</text:p>
          </table:table-cell>
          <table:table-cell office:value-type="float" office:value="0.21075" calcext:value-type="float">
            <text:p>0.21075</text:p>
          </table:table-cell>
          <table:table-cell office:value-type="float" office:value="1.31264" calcext:value-type="float">
            <text:p>1.3126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PY</text:p>
          </table:table-cell>
          <table:table-cell office:value-type="float" office:value="0" calcext:value-type="float">
            <text:p>0</text:p>
          </table:table-cell>
          <table:table-cell office:value-type="float" office:value="0.31821" calcext:value-type="float">
            <text:p>0.318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(B2)--V</text:p>
          </table:table-cell>
          <table:table-cell office:value-type="float" office:value="0.66603" calcext:value-type="float">
            <text:p>0.66603</text:p>
          </table:table-cell>
          <table:table-cell office:value-type="float" office:value="2.66962" calcext:value-type="float">
            <text:p>2.6696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3P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(A1)--V</text:p>
          </table:table-cell>
          <table:table-cell office:value-type="float" office:value="0.68035" calcext:value-type="float">
            <text:p>0.68035</text:p>
          </table:table-cell>
          <table:table-cell office:value-type="float" office:value="2.3942" calcext:value-type="float">
            <text:p>2.394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4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(A1)--V</text:p>
          </table:table-cell>
          <table:table-cell office:value-type="float" office:value="0.69569" calcext:value-type="float">
            <text:p>0.69569</text:p>
          </table:table-cell>
          <table:table-cell office:value-type="float" office:value="2.57015" calcext:value-type="float">
            <text:p>2.570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4PX</text:p>
          </table:table-cell>
          <table:table-cell office:value-type="float" office:value="0.57384" calcext:value-type="float">
            <text:p>0.5738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(B1)--V</text:p>
          </table:table-cell>
          <table:table-cell office:value-type="float" office:value="0.70576" calcext:value-type="float">
            <text:p>0.70576</text:p>
          </table:table-cell>
          <table:table-cell office:value-type="float" office:value="3.01586" calcext:value-type="float">
            <text:p>3.0158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4PY</text:p>
          </table:table-cell>
          <table:table-cell office:value-type="float" office:value="0" calcext:value-type="float">
            <text:p>0</text:p>
          </table:table-cell>
          <table:table-cell office:value-type="float" office:value="1.15483" calcext:value-type="float">
            <text:p>1.154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(A1)--V</text:p>
          </table:table-cell>
          <table:table-cell office:value-type="float" office:value="1.16059" calcext:value-type="float">
            <text:p>1.16059</text:p>
          </table:table-cell>
          <table:table-cell office:value-type="float" office:value="2.78624" calcext:value-type="float">
            <text:p>2.786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4P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(B2)--V</text:p>
          </table:table-cell>
          <table:table-cell office:value-type="float" office:value="1.19645" calcext:value-type="float">
            <text:p>1.19645</text:p>
          </table:table-cell>
          <table:table-cell office:value-type="float" office:value="2.63227" calcext:value-type="float">
            <text:p>2.632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S</text:p>
          </table:table-cell>
          <table:table-cell office:value-type="float" office:value="0" calcext:value-type="float">
            <text:p>0</text:p>
          </table:table-cell>
          <table:table-cell office:value-type="float" office:value="-0.13678" calcext:value-type="float">
            <text:p>-0.1367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2S</text:p>
          </table:table-cell>
          <table:table-cell office:value-type="float" office:value="0" calcext:value-type="float">
            <text:p>0</text:p>
          </table:table-cell>
          <table:table-cell office:value-type="float" office:value="-1.0369" calcext:value-type="float">
            <text:p>-1.036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S</text:p>
          </table:table-cell>
          <table:table-cell office:value-type="float" office:value="0" calcext:value-type="float">
            <text:p>0</text:p>
          </table:table-cell>
          <table:table-cell office:value-type="float" office:value="0.13678" calcext:value-type="float">
            <text:p>0.1367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2S</text:p>
          </table:table-cell>
          <table:table-cell office:value-type="float" office:value="0" calcext:value-type="float">
            <text:p>0</text:p>
          </table:table-cell>
          <table:table-cell office:value-type="float" office:value="1.0369" calcext:value-type="float">
            <text:p>1.0369</text:p>
          </table:table-cell>
          <table:table-cell table:number-columns-repeated="2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 office:value-type="string" calcext:value-type="string">
            <text:p>Mulliken</text:p>
          </table:table-cell>
          <table:table-cell table:number-columns-repeated="5"/>
          <table:table-cell office:value-type="string" calcext:value-type="string">
            <text:p>Mulli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.575089" calcext:value-type="float">
            <text:p>0.575089</text:p>
          </table:table-cell>
          <table:table-cell table:number-columns-repeated="2"/>
          <table:table-cell office:value-type="string" calcext:value-type="string">
            <text:p>Sim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.843897" calcext:value-type="float">
            <text:p>0.8438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H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0.212455" calcext:value-type="float">
            <text:p>0.212455</text:p>
          </table:table-cell>
          <table:table-cell table:number-columns-repeated="2"/>
          <table:table-cell office:value-type="string" calcext:value-type="string">
            <text:p>ROH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0.078052" calcext:value-type="float">
            <text:p>0.078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ble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float" office:value="0.212455" calcext:value-type="float">
            <text:p>0.212455</text:p>
          </table:table-cell>
          <table:table-cell table:number-columns-repeated="2"/>
          <table:table-cell office:value-type="string" calcext:value-type="string">
            <text:p>Cuarte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float" office:value="0.078052" calcext:value-type="float">
            <text:p>0.078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pole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(field-independent</text:p>
          </table:table-cell>
          <table:table-cell office:value-type="string" calcext:value-type="string">
            <text:p>basis,</text:p>
          </table:table-cell>
          <table:table-cell table:number-columns-repeated="2"/>
          <table:table-cell office:value-type="string" calcext:value-type="string">
            <text:p>Dipole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(field-independent</text:p>
          </table:table-cell>
          <table:table-cell office:value-type="string" calcext:value-type="string">
            <text:p>basi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eby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eby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2.2262" calcext:value-type="float">
            <text:p>-2.2262</text:p>
          </table:table-cell>
          <table:table-cell office:value-type="float" office:value="2.226" calcext:value-type="float">
            <text:p>2.22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2034" calcext:value-type="float">
            <text:p>0.2034</text:p>
          </table:table-cell>
          <table:table-cell table:number-columns-repeated="3"/>
        </table:table-row>
        <table:table-row table:style-name="ro1" table:number-rows-repeated="26">
          <table:table-cell table:number-columns-repeated="13"/>
        </table:table-row>
        <table:table-row table:style-name="ro1">
          <table:table-cell table:number-columns-repeated="11"/>
          <table:table-cell office:value-type="float" office:value="0.22368" calcext:value-type="float">
            <text:p>0.22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float" office:value="0.22368" calcext:value-type="float">
            <text:p>0.2236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/00/0000</text:date>, <text:time style:data-style-name="N2" text:time-value="12:05:58.826488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10:23:31.284096070</meta:creation-date>
    <dc:date>2017-06-19T12:11:16.749158141</dc:date>
    <meta:editing-duration>PT52M54S</meta:editing-duration>
    <meta:editing-cycles>7</meta:editing-cycles>
    <meta:generator>LibreOffice/5.1.6.2$Linux_X86_64 LibreOffice_project/10m0$Build-2</meta:generator>
    <meta:document-statistic meta:table-count="4" meta:cell-count="955" meta:object-count="0"/>
  </office:meta>
</office:document-meta>
</file>